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106c6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7">
        <text:h text:style-name="Heading_20_2" text:outline-level="2"><text:bookmark-start text:name="__RefHeading___Toc62940_1640206654"/><text:alphabetical-index-mark-start text:id="IMark90766148"/>Menu: <text:span text:style-name="T1">Ansicht</text:span><text:bookmark-end text:name="__RefHeading___Toc62940_1640206654"/><text:alphabetical-index-mark-end text:id="IMark90766148"/>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8:26:57.369000000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5.0.4.2$Windows_x86 LibreOffice_project/2b9802c1994aa0b7dc6079e128979269cf95bc78</meta:generator>
  </office:meta>
</office:document-meta>
</file>